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eciency</text:p>
          </table:table-cell>
          <table:table-cell table:number-columns-repeated="1019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59533" calcext:value-type="float">
            <text:p>2595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2759" calcext:value-type="float">
            <text:p>13275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4492" calcext:value-type="float">
            <text:p>9449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079" calcext:value-type="float">
            <text:p>7607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960" calcext:value-type="float">
            <text:p>619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107" calcext:value-type="float">
            <text:p>541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914" calcext:value-type="float">
            <text:p>479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620" calcext:value-type="float">
            <text:p>446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32542" calcext:value-type="float">
            <text:p>1325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8394" calcext:value-type="float">
            <text:p>683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581" calcext:value-type="float">
            <text:p>475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115" calcext:value-type="float">
            <text:p>391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743" calcext:value-type="float">
            <text:p>3174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9698" calcext:value-type="float">
            <text:p>2969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53" calcext:value-type="float">
            <text:p>256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831" calcext:value-type="float">
            <text:p>228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" calcext:value-type="float">
            <text:p>1</text:p>
          </table:table-cell>
          <table:table-cell office:value-type="float" office:value="98015" calcext:value-type="float">
            <text:p>9801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2262" calcext:value-type="float">
            <text:p>522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736" calcext:value-type="float">
            <text:p>357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7894" calcext:value-type="float">
            <text:p>2789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7482" calcext:value-type="float">
            <text:p>2748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835" calcext:value-type="float">
            <text:p>2083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785" calcext:value-type="float">
            <text:p>1778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219" calcext:value-type="float">
            <text:p>172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64784" calcext:value-type="float">
            <text:p>647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006" calcext:value-type="float">
            <text:p>3300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278" calcext:value-type="float">
            <text:p>2427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240" calcext:value-type="float">
            <text:p>222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363" calcext:value-type="float">
            <text:p>1636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727" calcext:value-type="float">
            <text:p>147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427" calcext:value-type="float">
            <text:p>134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459" calcext:value-type="float">
            <text:p>124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38786" calcext:value-type="float">
            <text:p>387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662" calcext:value-type="float">
            <text:p>206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321" calcext:value-type="float">
            <text:p>1432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548" calcext:value-type="float">
            <text:p>1154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58" calcext:value-type="float">
            <text:p>975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395" calcext:value-type="float">
            <text:p>939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513" calcext:value-type="float">
            <text:p>85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92" calcext:value-type="float">
            <text:p>7392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1:32:41.716661934</meta:creation-date>
    <dc:date>2014-11-30T23:34:45.582286809</dc:date>
    <meta:editing-duration>PT2S</meta:editing-duration>
    <meta:editing-cycles>1</meta:editing-cycles>
    <meta:document-statistic meta:table-count="1" meta:cell-count="90" meta:object-count="0"/>
    <meta:generator>LibreOffice/4.2.7.2$Linux_X86_64 LibreOffice_project/420m0$Build-2</meta:generator>
  </office:meta>
</office:document-meta>
</file>